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a_hr</text:p>
          </table:table-cell>
          <table:table-cell office:value-type="string" calcext:value-type="string">
            <text:p>ra_min</text:p>
          </table:table-cell>
          <table:table-cell office:value-type="string" calcext:value-type="string">
            <text:p>ra_sec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flux_den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-15.5" calcext:value-type="float">
            <text:p>-15.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3"/>
          <table:table-cell office:value-type="float" office:value="-15.5" calcext:value-type="float">
            <text:p>-15.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([.B28]-[.B9])/(ROW([.B28])-ROW([.B9]))" office:value-type="float" office:value="0.0526315789473684" calcext:value-type="float">
            <text:p>0.0526315789</text:p>
          </table:table-cell>
          <table:table-cell table:formula="of:=([.C28]-[.C9])/(ROW([.C28])-ROW([.C9]))" office:value-type="float" office:value="0.789473684210526" calcext:value-type="float">
            <text:p>0.7894736842</text:p>
          </table:table-cell>
          <table:table-cell table:formula="of:=([.D28]-[.D9])/(ROW([.D28])-ROW([.D9]))" office:value-type="float" office:value="1.05263157894737" calcext:value-type="float">
            <text:p>1.052631578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-15.5" calcext:value-type="float">
            <text:p>-15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+[.B9]+[.B$8]" office:value-type="float" office:value="41.0526315789474" calcext:value-type="float">
            <text:p>41.0526315789</text:p>
          </table:table-cell>
          <table:table-cell table:formula="of:=+[.C9]+[.C$8]" office:value-type="float" office:value="23.7894736842105" calcext:value-type="float">
            <text:p>23.7894736842</text:p>
          </table:table-cell>
          <table:table-cell table:formula="of:=+[.D9]+[.D$8]" office:value-type="float" office:value="-14.4473684210526" calcext:value-type="float">
            <text:p>-14.44736842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+[.B10]+[.B$8]" office:value-type="float" office:value="41.1052631578947" calcext:value-type="float">
            <text:p>41.1052631579</text:p>
          </table:table-cell>
          <table:table-cell table:formula="of:=+[.C10]+[.C$8]" office:value-type="float" office:value="24.5789473684211" calcext:value-type="float">
            <text:p>24.5789473684</text:p>
          </table:table-cell>
          <table:table-cell table:formula="of:=+[.D10]+[.D$8]" office:value-type="float" office:value="-13.3947368421053" calcext:value-type="float">
            <text:p>-13.3947368421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+[.B11]+[.B$8]" office:value-type="float" office:value="41.1578947368421" calcext:value-type="float">
            <text:p>41.1578947368</text:p>
          </table:table-cell>
          <table:table-cell table:formula="of:=+[.C11]+[.C$8]" office:value-type="float" office:value="25.3684210526316" calcext:value-type="float">
            <text:p>25.3684210526</text:p>
          </table:table-cell>
          <table:table-cell table:formula="of:=+[.D11]+[.D$8]" office:value-type="float" office:value="-12.3421052631579" calcext:value-type="float">
            <text:p>-12.34210526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+[.B12]+[.B$8]" office:value-type="float" office:value="41.2105263157895" calcext:value-type="float">
            <text:p>41.2105263158</text:p>
          </table:table-cell>
          <table:table-cell table:formula="of:=+[.C12]+[.C$8]" office:value-type="float" office:value="26.1578947368421" calcext:value-type="float">
            <text:p>26.1578947368</text:p>
          </table:table-cell>
          <table:table-cell table:formula="of:=+[.D12]+[.D$8]" office:value-type="float" office:value="-11.2894736842105" calcext:value-type="float">
            <text:p>-11.2894736842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+[.B13]+[.B$8]" office:value-type="float" office:value="41.2631578947368" calcext:value-type="float">
            <text:p>41.2631578947</text:p>
          </table:table-cell>
          <table:table-cell table:formula="of:=+[.C13]+[.C$8]" office:value-type="float" office:value="26.9473684210526" calcext:value-type="float">
            <text:p>26.9473684211</text:p>
          </table:table-cell>
          <table:table-cell table:formula="of:=+[.D13]+[.D$8]" office:value-type="float" office:value="-10.2368421052632" calcext:value-type="float">
            <text:p>-10.23684210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+[.B14]+[.B$8]" office:value-type="float" office:value="41.3157894736842" calcext:value-type="float">
            <text:p>41.3157894737</text:p>
          </table:table-cell>
          <table:table-cell table:formula="of:=+[.C14]+[.C$8]" office:value-type="float" office:value="27.7368421052632" calcext:value-type="float">
            <text:p>27.7368421053</text:p>
          </table:table-cell>
          <table:table-cell table:formula="of:=+[.D14]+[.D$8]" office:value-type="float" office:value="-9.18421052631579" calcext:value-type="float">
            <text:p>-9.184210526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+[.B15]+[.B$8]" office:value-type="float" office:value="41.3684210526316" calcext:value-type="float">
            <text:p>41.3684210526</text:p>
          </table:table-cell>
          <table:table-cell table:formula="of:=+[.C15]+[.C$8]" office:value-type="float" office:value="28.5263157894737" calcext:value-type="float">
            <text:p>28.5263157895</text:p>
          </table:table-cell>
          <table:table-cell table:formula="of:=+[.D15]+[.D$8]" office:value-type="float" office:value="-8.13157894736842" calcext:value-type="float">
            <text:p>-8.13157894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+[.B16]+[.B$8]" office:value-type="float" office:value="41.421052631579" calcext:value-type="float">
            <text:p>41.4210526316</text:p>
          </table:table-cell>
          <table:table-cell table:formula="of:=+[.C16]+[.C$8]" office:value-type="float" office:value="29.3157894736842" calcext:value-type="float">
            <text:p>29.3157894737</text:p>
          </table:table-cell>
          <table:table-cell table:formula="of:=+[.D16]+[.D$8]" office:value-type="float" office:value="-7.07894736842106" calcext:value-type="float">
            <text:p>-7.07894736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+[.B17]+[.B$8]" office:value-type="float" office:value="41.4736842105263" calcext:value-type="float">
            <text:p>41.4736842105</text:p>
          </table:table-cell>
          <table:table-cell table:formula="of:=+[.C17]+[.C$8]" office:value-type="float" office:value="30.1052631578947" calcext:value-type="float">
            <text:p>30.1052631579</text:p>
          </table:table-cell>
          <table:table-cell table:formula="of:=+[.D17]+[.D$8]" office:value-type="float" office:value="-6.02631578947369" calcext:value-type="float">
            <text:p>-6.0263157895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+[.B18]+[.B$8]" office:value-type="float" office:value="41.5263157894737" calcext:value-type="float">
            <text:p>41.5263157895</text:p>
          </table:table-cell>
          <table:table-cell table:formula="of:=+[.C18]+[.C$8]" office:value-type="float" office:value="30.8947368421053" calcext:value-type="float">
            <text:p>30.8947368421</text:p>
          </table:table-cell>
          <table:table-cell table:formula="of:=+[.D18]+[.D$8]" office:value-type="float" office:value="-4.97368421052632" calcext:value-type="float">
            <text:p>-4.973684210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+[.B19]+[.B$8]" office:value-type="float" office:value="41.5789473684211" calcext:value-type="float">
            <text:p>41.5789473684</text:p>
          </table:table-cell>
          <table:table-cell table:formula="of:=+[.C19]+[.C$8]" office:value-type="float" office:value="31.6842105263158" calcext:value-type="float">
            <text:p>31.6842105263</text:p>
          </table:table-cell>
          <table:table-cell table:formula="of:=+[.D19]+[.D$8]" office:value-type="float" office:value="-3.92105263157895" calcext:value-type="float">
            <text:p>-3.92105263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+[.B20]+[.B$8]" office:value-type="float" office:value="41.6315789473684" calcext:value-type="float">
            <text:p>41.6315789474</text:p>
          </table:table-cell>
          <table:table-cell table:formula="of:=+[.C20]+[.C$8]" office:value-type="float" office:value="32.4736842105263" calcext:value-type="float">
            <text:p>32.4736842105</text:p>
          </table:table-cell>
          <table:table-cell table:formula="of:=+[.D20]+[.D$8]" office:value-type="float" office:value="-2.86842105263158" calcext:value-type="float">
            <text:p>-2.86842105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+[.B21]+[.B$8]" office:value-type="float" office:value="41.6842105263158" calcext:value-type="float">
            <text:p>41.6842105263</text:p>
          </table:table-cell>
          <table:table-cell table:formula="of:=+[.C21]+[.C$8]" office:value-type="float" office:value="33.2631578947369" calcext:value-type="float">
            <text:p>33.2631578947</text:p>
          </table:table-cell>
          <table:table-cell table:formula="of:=+[.D21]+[.D$8]" office:value-type="float" office:value="-1.81578947368421" calcext:value-type="float">
            <text:p>-1.81578947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+[.B22]+[.B$8]" office:value-type="float" office:value="41.7368421052632" calcext:value-type="float">
            <text:p>41.7368421053</text:p>
          </table:table-cell>
          <table:table-cell table:formula="of:=+[.C22]+[.C$8]" office:value-type="float" office:value="34.0526315789474" calcext:value-type="float">
            <text:p>34.0526315789</text:p>
          </table:table-cell>
          <table:table-cell table:formula="of:=+[.D22]+[.D$8]" office:value-type="float" office:value="-0.763157894736846" calcext:value-type="float">
            <text:p>-0.76315789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+[.B23]+[.B$8]" office:value-type="float" office:value="41.7894736842105" calcext:value-type="float">
            <text:p>41.7894736842</text:p>
          </table:table-cell>
          <table:table-cell table:formula="of:=+[.C23]+[.C$8]" office:value-type="float" office:value="34.8421052631579" calcext:value-type="float">
            <text:p>34.8421052632</text:p>
          </table:table-cell>
          <table:table-cell table:formula="of:=+[.D23]+[.D$8]" office:value-type="float" office:value="0.289473684210523" calcext:value-type="float">
            <text:p>0.2894736842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+[.B24]+[.B$8]" office:value-type="float" office:value="41.8421052631579" calcext:value-type="float">
            <text:p>41.8421052632</text:p>
          </table:table-cell>
          <table:table-cell table:formula="of:=+[.C24]+[.C$8]" office:value-type="float" office:value="35.6315789473684" calcext:value-type="float">
            <text:p>35.6315789474</text:p>
          </table:table-cell>
          <table:table-cell table:formula="of:=+[.D24]+[.D$8]" office:value-type="float" office:value="1.34210526315789" calcext:value-type="float">
            <text:p>1.3421052632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+[.B25]+[.B$8]" office:value-type="float" office:value="41.8947368421053" calcext:value-type="float">
            <text:p>41.8947368421</text:p>
          </table:table-cell>
          <table:table-cell table:formula="of:=+[.C25]+[.C$8]" office:value-type="float" office:value="36.421052631579" calcext:value-type="float">
            <text:p>36.4210526316</text:p>
          </table:table-cell>
          <table:table-cell table:formula="of:=+[.D25]+[.D$8]" office:value-type="float" office:value="2.39473684210526" calcext:value-type="float">
            <text:p>2.3947368421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+[.B26]+[.B$8]" office:value-type="float" office:value="41.9473684210527" calcext:value-type="float">
            <text:p>41.9473684211</text:p>
          </table:table-cell>
          <table:table-cell table:formula="of:=+[.C26]+[.C$8]" office:value-type="float" office:value="37.2105263157895" calcext:value-type="float">
            <text:p>37.2105263158</text:p>
          </table:table-cell>
          <table:table-cell table:formula="of:=+[.D26]+[.D$8]" office:value-type="float" office:value="3.44736842105263" calcext:value-type="float">
            <text:p>3.44736842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+[.A9]" office:value-type="float" office:value="4" calcext:value-type="float">
            <text:p>4</text:p>
          </table:table-cell>
          <table:table-cell table:formula="of:=+[.B9]+1" office:value-type="float" office:value="42" calcext:value-type="float">
            <text:p>42</text:p>
          </table:table-cell>
          <table:table-cell table:formula="of:=[.C9]+15" office:value-type="float" office:value="38" calcext:value-type="float">
            <text:p>38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18:23:44.720361703</meta:creation-date>
    <dc:date>2019-04-27T19:46:47.121442377</dc:date>
    <meta:editing-duration>PT54M25S</meta:editing-duration>
    <meta:editing-cycles>3</meta:editing-cycles>
    <meta:generator>LibreOffice/5.1.6.2$Linux_X86_64 LibreOffice_project/10m0$Build-2</meta:generator>
    <meta:document-statistic meta:table-count="1" meta:cell-count="130" meta:object-count="0"/>
  </office:meta>
</office:document-meta>
</file>